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BA7097E0F91C577E.png" manifest:media-type="image/png"/>
  <manifest:file-entry manifest:full-path="Pictures/100000000000055600000300E2F1F44671D618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61cm, 22.15cm, 14.95cm, 7.79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72cm, 19.878cm, 1.99cm, 0.515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3.45cm" fo:min-width="0.801cm"/>
    </style:style>
    <style:style style:name="gr4" style:family="graphic" style:parent-style-name="standard">
      <style:graphic-properties draw:stroke="none" draw:stroke-dash="Ultrafine_20_Dashed" svg:stroke-color="#eeeeee" draw:fill-color="#ffffff" draw:textarea-vertical-align="middle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cm" svg:stroke-color="#c5000b" draw:marker-start-width="0.5cm" draw:marker-end-width="0.5cm" draw:opacity="0%" draw:textarea-horizontal-align="justify" draw:textarea-vertical-align="middle" draw:auto-grow-height="false" fo:min-height="0.6cm" fo:min-width="0.421cm" fo:padding-top="0.175cm" fo:padding-bottom="0.175cm" fo:padding-left="0.3cm" fo:padding-right="0.3cm" draw:shadow-opacity="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opacity="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087cm" svg:height="2.649cm" svg:x="9.18cm" svg:y="19.719cm">
          <draw:image xlink:href="Pictures/100000000000055600000300BA7097E0F91C577E.png" xlink:type="simple" xlink:show="embed" xlink:actuate="onLoad">
            <text:p/>
          </draw:image>
        </draw:frame>
        <draw:frame draw:style-name="gr2" draw:text-style-name="P1" draw:layer="layout" svg:width="21.399cm" svg:height="19.645cm" svg:x="0.601cm" svg:y="0cm">
          <draw:image xlink:href="Pictures/100000000000055600000300E2F1F44671D61870.png" xlink:type="simple" xlink:show="embed" xlink:actuate="onLoad">
            <text:p/>
          </draw:image>
        </draw:frame>
        <draw:custom-shape draw:style-name="gr3" draw:text-style-name="P2" draw:layer="layout" svg:width="1.301cm" svg:height="3.7cm" svg:x="8.2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" draw:text-style-name="P2" draw:layer="layout" svg:width="1.399cm" svg:height="1.199cm" svg:x="18.2cm" svg:y="4.8cm" svg:viewBox="0 0 1400 1200" draw:points="0,1000 600,1200 1400,600 400,0">
          <text:p/>
        </draw:polygon>
        <draw:g>
          <draw:line draw:style-name="gr5" draw:text-style-name="P3" draw:layer="layout" svg:x1="8.6cm" svg:y1="15.9cm" svg:x2="9.2cm" svg:y2="16.5cm">
            <text:p/>
          </draw:line>
          <draw:line draw:style-name="gr5" draw:text-style-name="P3" draw:layer="layout" svg:x1="8.6cm" svg:y1="16.5cm" svg:x2="9.2cm" svg:y2="15.9cm">
            <text:p/>
          </draw:line>
        </draw:g>
        <draw:custom-shape draw:style-name="gr3" draw:text-style-name="P2" draw:layer="layout" svg:width="1.301cm" svg:height="3.7cm" svg:x="18.699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5cm" svg:height="0.6cm" svg:x="18.5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6cm" svg:x="18.4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3" draw:layer="layout" svg:x1="19.3cm" svg:y1="10.201cm" svg:x2="19.9cm" svg:y2="10.801cm">
            <text:p/>
          </draw:line>
          <draw:line draw:style-name="gr5" draw:text-style-name="P3" draw:layer="layout" svg:x1="19.3cm" svg:y1="10.801cm" svg:x2="19.9cm" svg:y2="10.201cm">
            <text:p/>
          </draw:line>
        </draw:g>
        <draw:g>
          <draw:line draw:style-name="gr5" draw:text-style-name="P3" draw:layer="layout" svg:x1="18.499cm" svg:y1="1.602cm" svg:x2="19.099cm" svg:y2="2.202cm">
            <text:p/>
          </draw:line>
          <draw:line draw:style-name="gr5" draw:text-style-name="P3" draw:layer="layout" svg:x1="18.499cm" svg:y1="2.202cm" svg:x2="19.099cm" svg:y2="1.602cm">
            <text:p/>
          </draw:line>
        </draw:g>
        <draw:g>
          <draw:line draw:style-name="gr5" draw:text-style-name="P3" draw:layer="layout" svg:x1="19.299cm" svg:y1="0.603cm" svg:x2="19.899cm" svg:y2="1.203cm">
            <text:p/>
          </draw:line>
          <draw:line draw:style-name="gr5" draw:text-style-name="P3" draw:layer="layout" svg:x1="19.299cm" svg:y1="1.203cm" svg:x2="19.899cm" svg:y2="0.603cm">
            <text:p/>
          </draw:line>
        </draw:g>
        <draw:g>
          <draw:line draw:style-name="gr5" draw:text-style-name="P3" draw:layer="layout" svg:x1="18.499cm" svg:y1="5.404cm" svg:x2="19.099cm" svg:y2="6.004cm">
            <text:p/>
          </draw:line>
          <draw:line draw:style-name="gr5" draw:text-style-name="P3" draw:layer="layout" svg:x1="18.499cm" svg:y1="6.004cm" svg:x2="19.099cm" svg:y2="5.404cm">
            <text:p/>
          </draw:line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9.087cm" svg:height="2.649cm" svg:x="9.18cm" svg:y="19.719cm">
          <draw:image xlink:href="Pictures/100000000000055600000300BA7097E0F91C577E.png" xlink:type="simple" xlink:show="embed" xlink:actuate="onLoad">
            <text:p/>
          </draw:image>
        </draw:frame>
        <draw:frame draw:style-name="gr2" draw:text-style-name="P1" draw:layer="layout" svg:width="21.399cm" svg:height="19.645cm" svg:x="0.601cm" svg:y="0cm">
          <draw:image xlink:href="Pictures/100000000000055600000300E2F1F44671D61870.png" xlink:type="simple" xlink:show="embed" xlink:actuate="onLoad">
            <text:p/>
          </draw:image>
        </draw:frame>
        <draw:custom-shape draw:style-name="gr3" draw:text-style-name="P2" draw:layer="layout" svg:width="1.301cm" svg:height="3.7cm" svg:x="8.2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" draw:text-style-name="P2" draw:layer="layout" svg:width="1.399cm" svg:height="1.199cm" svg:x="18.2cm" svg:y="4.8cm" svg:viewBox="0 0 1400 1200" draw:points="0,1000 600,1200 1400,600 400,0">
          <text:p/>
        </draw:polygon>
        <draw:g>
          <draw:line draw:style-name="gr5" draw:text-style-name="P3" draw:layer="layout" svg:x1="8.6cm" svg:y1="15.9cm" svg:x2="9.2cm" svg:y2="16.5cm">
            <text:p/>
          </draw:line>
          <draw:line draw:style-name="gr5" draw:text-style-name="P3" draw:layer="layout" svg:x1="8.6cm" svg:y1="16.5cm" svg:x2="9.2cm" svg:y2="15.9cm">
            <text:p/>
          </draw:line>
        </draw:g>
        <draw:custom-shape draw:style-name="gr3" draw:text-style-name="P2" draw:layer="layout" svg:width="1.301cm" svg:height="3.7cm" svg:x="18.699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5cm" svg:height="0.6cm" svg:x="18.5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6cm" svg:x="18.4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3" draw:layer="layout" svg:x1="19.3cm" svg:y1="10.201cm" svg:x2="19.9cm" svg:y2="10.801cm">
            <text:p/>
          </draw:line>
          <draw:line draw:style-name="gr5" draw:text-style-name="P3" draw:layer="layout" svg:x1="19.3cm" svg:y1="10.801cm" svg:x2="19.9cm" svg:y2="10.201cm">
            <text:p/>
          </draw:line>
        </draw:g>
        <draw:g>
          <draw:line draw:style-name="gr5" draw:text-style-name="P3" draw:layer="layout" svg:x1="18.499cm" svg:y1="1.602cm" svg:x2="19.099cm" svg:y2="2.202cm">
            <text:p/>
          </draw:line>
          <draw:line draw:style-name="gr5" draw:text-style-name="P3" draw:layer="layout" svg:x1="18.499cm" svg:y1="2.202cm" svg:x2="19.099cm" svg:y2="1.602cm">
            <text:p/>
          </draw:line>
        </draw:g>
        <draw:g>
          <draw:line draw:style-name="gr5" draw:text-style-name="P3" draw:layer="layout" svg:x1="19.299cm" svg:y1="0.603cm" svg:x2="19.899cm" svg:y2="1.203cm">
            <text:p/>
          </draw:line>
          <draw:line draw:style-name="gr5" draw:text-style-name="P3" draw:layer="layout" svg:x1="19.299cm" svg:y1="1.203cm" svg:x2="19.899cm" svg:y2="0.603cm">
            <text:p/>
          </draw:line>
        </draw:g>
        <draw:g>
          <draw:line draw:style-name="gr5" draw:text-style-name="P3" draw:layer="layout" svg:x1="18.499cm" svg:y1="5.404cm" svg:x2="19.099cm" svg:y2="6.004cm">
            <text:p/>
          </draw:line>
          <draw:line draw:style-name="gr5" draw:text-style-name="P3" draw:layer="layout" svg:x1="18.499cm" svg:y1="6.004cm" svg:x2="19.099cm" svg:y2="5.404cm">
            <text:p/>
          </draw:line>
        </draw:g>
        <draw:custom-shape draw:style-name="gr8" draw:text-style-name="P5" draw:layer="layout" svg:width="1.301cm" svg:height="1.2cm" svg:x="8.3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5:03:11.715000000</meta:creation-date>
    <dc:date>2017-06-23T16:07:59.673000000</dc:date>
    <meta:editing-duration>PT13M17S</meta:editing-duration>
    <meta:editing-cycles>2</meta:editing-cycles>
    <meta:generator>LibreOffice/5.2.3.3$Windows_x86 LibreOffice_project/d54a8868f08a7b39642414cf2c8ef2f228f780cf</meta:generator>
    <meta:document-statistic meta:object-count="70"/>
  </office:meta>
</office:document-meta>
</file>